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000000" draw:marker-start-width="0.254cm" draw:marker-end="Arrow" draw:marker-end-width="0.254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b2b2b2" draw:textarea-horizontal-align="justify" draw:textarea-vertical-align="middle" draw:auto-grow-height="false"/>
    </style:style>
    <style:style style:name="gr5" style:family="graphic" style:parent-style-name="standard">
      <style:graphic-properties svg:stroke-width="0.025cm" svg:stroke-color="#999999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svg:stroke-color="#999999" draw:marker-start-width="0.254cm" draw:marker-end="Arrow" draw:marker-end-width="0.254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25cm" svg:stroke-color="#000000" draw:marker-start-width="0.237cm" draw:marker-end-width="0.237cm" draw:fill="solid" draw:fill-color="#808080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>
      <style:graphic-properties svg:stroke-width="0.025cm" svg:stroke-color="#000000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0" style:family="graphic" style:parent-style-name="standard">
      <style:graphic-properties draw:stroke="none" draw:fill="solid" draw:fill-color="#80808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width="0.025cm" svg:stroke-color="#000000" draw:marker-start-width="0.237cm" draw:marker-end-width="0.237cm" draw:fill="solid" draw:fill-color="#b2b2b2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3" style:family="graphic" style:parent-style-name="objectwithoutfill">
      <style:graphic-properties svg:stroke-width="0.051cm" svg:stroke-color="#ffffff" draw:marker-start="Arrow" draw:marker-start-width="0.254cm" draw:marker-end="" draw:marker-end-width="0.254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25cm" svg:stroke-color="#dddddd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5" style:family="graphic" style:parent-style-name="objectwithoutfill">
      <style:graphic-properties svg:stroke-width="0.051cm" svg:stroke-color="#dddddd" draw:marker-start-width="0.254cm" draw:marker-end="Arrow" draw:marker-end-width="0.254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ffffff" draw:marker-start="" draw:marker-start-width="0.254cm" draw:marker-end="Arrow" draw:marker-end-width="0.254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25cm" svg:stroke-color="#000000" draw:marker-start-width="0.237cm" draw:marker-end-width="0.237cm" draw:fill="none" draw:fill-color="#dddddd" draw:textarea-horizontal-align="justify" draw:textarea-vertical-align="middle" draw:auto-grow-height="false" fo:padding-top="0.137cm" fo:padding-bottom="0.137cm" fo:padding-left="0.262cm" fo:padding-right="0.262cm"/>
    </style:style>
    <style:style style:name="gr18" style:family="graphic" style:parent-style-name="objectwithoutfill">
      <style:graphic-properties svg:stroke-width="0.051cm" svg:stroke-color="#000000" draw:marker-start="Arrow" draw:marker-start-width="0.254cm" draw:marker-end="" draw:marker-end-width="0.254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000000" draw:marker-start="" draw:marker-start-width="0.254cm" draw:marker-end="Arrow" draw:marker-end-width="0.254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style:font-name="DejaVu Sans Condensed" fo:font-size="14pt" style:font-size-asian="14pt" style:font-size-complex="14pt"/>
    </style:style>
    <style:style style:name="T1" style:family="text">
      <style:text-properties style:font-name="Liberation Sans Narrow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427cm" svg:y1="15.595cm" svg:x2="8.57cm" svg:y2="15.595cm">
          <text:p/>
        </draw:line>
        <draw:line draw:style-name="gr1" draw:text-style-name="P1" draw:layer="layout" svg:x1="10.415cm" svg:y1="15.595cm" svg:x2="11.558cm" svg:y2="15.595cm">
          <text:p/>
        </draw:line>
        <draw:line draw:style-name="gr1" draw:text-style-name="P1" draw:layer="layout" svg:x1="13.428cm" svg:y1="15.595cm" svg:x2="14.571cm" svg:y2="15.595cm">
          <text:p/>
        </draw:line>
        <draw:line draw:style-name="gr1" draw:text-style-name="P1" draw:layer="layout" svg:x1="16.421cm" svg:y1="15.605cm" svg:x2="17.183cm" svg:y2="15.605cm">
          <text:p/>
        </draw:line>
        <draw:line draw:style-name="gr1" draw:text-style-name="P1" draw:layer="layout" svg:x1="10.989cm" svg:y1="19.096cm" svg:x2="11.481cm" svg:y2="19.607cm">
          <text:p/>
        </draw:line>
        <draw:line draw:style-name="gr1" draw:text-style-name="P1" draw:layer="layout" svg:x1="10.735cm" svg:y1="18.614cm" svg:x2="11.497cm" svg:y2="18.614cm">
          <text:p/>
        </draw:line>
        <draw:frame draw:style-name="gr2" draw:text-style-name="P2" draw:layer="layout" svg:width="3.135cm" svg:height="0.823cm" svg:x="11.624cm" svg:y="18.953cm">
          <draw:text-box>
            <text:p><text:span text:style-name="T1">External inflow</text:span></text:p>
          </draw:text-box>
        </draw:frame>
        <draw:frame draw:style-name="gr2" draw:text-style-name="P2" draw:layer="layout" svg:width="4.291cm" svg:height="0.823cm" svg:x="11.624cm" svg:y="18.172cm">
          <draw:text-box>
            <text:p><text:span text:style-name="T1">Inflow from upstream</text:span></text:p>
          </draw:text-box>
        </draw:frame>
        <draw:custom-shape draw:style-name="gr3" draw:text-style-name="P1" draw:layer="layout" svg:width="0.635cm" svg:height="0.508cm" svg:x="5.658cm" svg:y="18.3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0.508cm" svg:x="5.658cm" svg:y="19.18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987cm" svg:height="0.823cm" svg:x="6.524cm" svg:y="18.173cm">
          <draw:text-box>
            <text:p><text:span text:style-name="T1">Water column</text:span></text:p>
          </draw:text-box>
        </draw:frame>
        <draw:frame draw:style-name="gr2" draw:text-style-name="P2" draw:layer="layout" svg:width="3.203cm" svg:height="0.823cm" svg:x="6.524cm" svg:y="19.024cm">
          <draw:text-box>
            <text:p><text:span text:style-name="T1">Sediment layer</text:span></text:p>
          </draw:text-box>
        </draw:frame>
        <draw:frame draw:style-name="gr2" draw:text-style-name="P2" draw:layer="layout" svg:width="3.694cm" svg:height="0.823cm" svg:x="11.624cm" svg:y="19.804cm">
          <draw:text-box>
            <text:p><text:span text:style-name="T1">Vertical exchange</text:span></text:p>
          </draw:text-box>
        </draw:frame>
        <draw:g>
          <draw:custom-shape draw:style-name="gr5" draw:text-style-name="P1" draw:layer="layout" svg:width="0.762cm" svg:height="0.326cm" svg:x="5.641cm" svg:y="20.2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404cm" svg:height="0.182cm" svg:x="6.022cm" svg:y="20.166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6.018cm" svg:y1="20.253cm" svg:x2="6.272cm" svg:y2="20.253cm">
            <text:p/>
          </draw:line>
        </draw:g>
        <draw:frame draw:style-name="gr2" draw:text-style-name="P2" draw:layer="layout" svg:width="1.67cm" svg:height="0.823cm" svg:x="6.525cm" svg:y="19.874cm">
          <draw:text-box>
            <text:p><text:span text:style-name="T1">Mixing</text:span></text:p>
          </draw:text-box>
        </draw:frame>
        <draw:g>
          <draw:line draw:style-name="gr1" draw:text-style-name="P1" draw:layer="layout" svg:x1="5.064cm" svg:y1="14.335cm" svg:x2="5.688cm" svg:y2="14.976cm">
            <text:p/>
          </draw:line>
          <draw:custom-shape draw:style-name="gr8" draw:text-style-name="P1" draw:layer="layout" svg:width="2.54cm" svg:height="0.635cm" svg:x="5.094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2.54cm" svg:height="0.635cm" svg:x="5.095cm" svg:y="14.8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2.54cm" svg:height="0.937cm" svg:x="5.094cm" svg:y="15.98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2.54cm" svg:height="0.635cm" svg:x="5.095cm" svg:y="15.6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5.094cm" svg:y1="15.153cm" svg:x2="5.094cm" svg:y2="16.983cm">
            <text:p/>
          </draw:line>
          <draw:line draw:style-name="gr12" draw:text-style-name="P1" draw:layer="layout" svg:x1="7.634cm" svg:y1="15.153cm" svg:x2="7.634cm" svg:y2="16.983cm">
            <text:p/>
          </draw:line>
          <draw:line draw:style-name="gr13" draw:text-style-name="P1" draw:layer="layout" svg:x1="6.202cm" svg:y1="16.457cm" svg:x2="6.202cm" svg:y2="15.822cm">
            <text:p/>
          </draw:line>
          <draw:g>
            <draw:custom-shape draw:style-name="gr5" draw:text-style-name="P1" draw:layer="layout" svg:width="0.762cm" svg:height="0.326cm" svg:x="5.983cm" svg:y="15.0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404cm" svg:height="0.182cm" svg:x="6.364cm" svg:y="14.951cm">
              <text:p/>
              <draw:enhanced-geometry svg:viewBox="0 0 21600 21600" draw:type="rectangle" draw:enhanced-path="M 0 0 L 21600 0 21600 21600 0 21600 0 0 Z N"/>
            </draw:custom-shape>
            <draw:line draw:style-name="gr7" draw:text-style-name="P1" draw:layer="layout" svg:x1="6.36cm" svg:y1="15.038cm" svg:x2="6.614cm" svg:y2="15.038cm">
              <text:p/>
            </draw:line>
          </draw:g>
          <draw:g>
            <draw:custom-shape draw:style-name="gr14" draw:text-style-name="P1" draw:layer="layout" svg:width="0.762cm" svg:height="0.326cm" svg:x="5.934cm" svg:y="16.7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404cm" svg:height="0.182cm" svg:x="6.315cm" svg:y="16.702cm">
              <text:p/>
              <draw:enhanced-geometry svg:viewBox="0 0 21600 21600" draw:type="rectangle" draw:enhanced-path="M 0 0 L 21600 0 21600 21600 0 21600 0 0 Z N"/>
            </draw:custom-shape>
            <draw:line draw:style-name="gr15" draw:text-style-name="P1" draw:layer="layout" svg:x1="6.311cm" svg:y1="16.789cm" svg:x2="6.565cm" svg:y2="16.789cm">
              <text:p/>
            </draw:line>
          </draw:g>
          <draw:line draw:style-name="gr16" draw:text-style-name="P1" draw:layer="layout" svg:x1="6.506cm" svg:y1="16.46cm" svg:x2="6.498cm" svg:y2="15.825cm">
            <text:p/>
          </draw:line>
          <draw:custom-shape draw:style-name="gr17" draw:text-style-name="P1" draw:layer="layout" svg:width="2.54cm" svg:height="0.635cm" svg:x="5.096cm" svg:y="15.6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8" draw:text-style-name="P1" draw:layer="layout" svg:x1="11.053cm" svg:y1="20.503cm" svg:x2="11.053cm" svg:y2="19.868cm">
          <text:p/>
        </draw:line>
        <draw:line draw:style-name="gr19" draw:text-style-name="P1" draw:layer="layout" svg:x1="11.357cm" svg:y1="20.506cm" svg:x2="11.349cm" svg:y2="19.871cm">
          <text:p/>
        </draw:line>
        <draw:g>
          <draw:line draw:style-name="gr1" draw:text-style-name="P1" draw:layer="layout" svg:x1="8.03cm" svg:y1="14.329cm" svg:x2="8.654cm" svg:y2="14.97cm">
            <text:p/>
          </draw:line>
          <draw:custom-shape draw:style-name="gr8" draw:text-style-name="P1" draw:layer="layout" svg:width="2.54cm" svg:height="0.635cm" svg:x="8.06cm" svg:y="16.6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2.54cm" svg:height="0.635cm" svg:x="8.061cm" svg:y="14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2.54cm" svg:height="0.937cm" svg:x="8.06cm" svg:y="15.97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2.54cm" svg:height="0.635cm" svg:x="8.061cm" svg:y="15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8.06cm" svg:y1="15.147cm" svg:x2="8.06cm" svg:y2="16.977cm">
            <text:p/>
          </draw:line>
          <draw:line draw:style-name="gr12" draw:text-style-name="P1" draw:layer="layout" svg:x1="10.6cm" svg:y1="15.147cm" svg:x2="10.6cm" svg:y2="16.977cm">
            <text:p/>
          </draw:line>
          <draw:line draw:style-name="gr13" draw:text-style-name="P1" draw:layer="layout" svg:x1="9.168cm" svg:y1="16.451cm" svg:x2="9.168cm" svg:y2="15.816cm">
            <text:p/>
          </draw:line>
          <draw:g>
            <draw:custom-shape draw:style-name="gr5" draw:text-style-name="P1" draw:layer="layout" svg:width="0.762cm" svg:height="0.326cm" svg:x="8.949cm" svg:y="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404cm" svg:height="0.182cm" svg:x="9.33cm" svg:y="14.945cm">
              <text:p/>
              <draw:enhanced-geometry svg:viewBox="0 0 21600 21600" draw:type="rectangle" draw:enhanced-path="M 0 0 L 21600 0 21600 21600 0 21600 0 0 Z N"/>
            </draw:custom-shape>
            <draw:line draw:style-name="gr7" draw:text-style-name="P1" draw:layer="layout" svg:x1="9.326cm" svg:y1="15.032cm" svg:x2="9.58cm" svg:y2="15.032cm">
              <text:p/>
            </draw:line>
          </draw:g>
          <draw:g>
            <draw:custom-shape draw:style-name="gr14" draw:text-style-name="P1" draw:layer="layout" svg:width="0.762cm" svg:height="0.326cm" svg:x="8.9cm" svg:y="16.7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404cm" svg:height="0.182cm" svg:x="9.281cm" svg:y="16.696cm">
              <text:p/>
              <draw:enhanced-geometry svg:viewBox="0 0 21600 21600" draw:type="rectangle" draw:enhanced-path="M 0 0 L 21600 0 21600 21600 0 21600 0 0 Z N"/>
            </draw:custom-shape>
            <draw:line draw:style-name="gr15" draw:text-style-name="P1" draw:layer="layout" svg:x1="9.277cm" svg:y1="16.783cm" svg:x2="9.531cm" svg:y2="16.783cm">
              <text:p/>
            </draw:line>
          </draw:g>
          <draw:line draw:style-name="gr16" draw:text-style-name="P1" draw:layer="layout" svg:x1="9.472cm" svg:y1="16.454cm" svg:x2="9.464cm" svg:y2="15.819cm">
            <text:p/>
          </draw:line>
          <draw:custom-shape draw:style-name="gr17" draw:text-style-name="P1" draw:layer="layout" svg:width="2.54cm" svg:height="0.635cm" svg:x="8.062cm" svg:y="15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11.03cm" svg:y1="14.329cm" svg:x2="11.654cm" svg:y2="14.97cm">
            <text:p/>
          </draw:line>
          <draw:custom-shape draw:style-name="gr8" draw:text-style-name="P1" draw:layer="layout" svg:width="2.54cm" svg:height="0.635cm" svg:x="11.06cm" svg:y="16.6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2.54cm" svg:height="0.635cm" svg:x="11.061cm" svg:y="14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2.54cm" svg:height="0.937cm" svg:x="11.06cm" svg:y="15.97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2.54cm" svg:height="0.635cm" svg:x="11.061cm" svg:y="15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11.06cm" svg:y1="15.147cm" svg:x2="11.06cm" svg:y2="16.977cm">
            <text:p/>
          </draw:line>
          <draw:line draw:style-name="gr12" draw:text-style-name="P1" draw:layer="layout" svg:x1="13.6cm" svg:y1="15.147cm" svg:x2="13.6cm" svg:y2="16.977cm">
            <text:p/>
          </draw:line>
          <draw:line draw:style-name="gr13" draw:text-style-name="P1" draw:layer="layout" svg:x1="12.168cm" svg:y1="16.451cm" svg:x2="12.168cm" svg:y2="15.816cm">
            <text:p/>
          </draw:line>
          <draw:g>
            <draw:custom-shape draw:style-name="gr5" draw:text-style-name="P1" draw:layer="layout" svg:width="0.762cm" svg:height="0.326cm" svg:x="11.949cm" svg:y="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404cm" svg:height="0.182cm" svg:x="12.33cm" svg:y="14.945cm">
              <text:p/>
              <draw:enhanced-geometry svg:viewBox="0 0 21600 21600" draw:type="rectangle" draw:enhanced-path="M 0 0 L 21600 0 21600 21600 0 21600 0 0 Z N"/>
            </draw:custom-shape>
            <draw:line draw:style-name="gr7" draw:text-style-name="P1" draw:layer="layout" svg:x1="12.326cm" svg:y1="15.032cm" svg:x2="12.58cm" svg:y2="15.032cm">
              <text:p/>
            </draw:line>
          </draw:g>
          <draw:g>
            <draw:custom-shape draw:style-name="gr14" draw:text-style-name="P1" draw:layer="layout" svg:width="0.762cm" svg:height="0.326cm" svg:x="11.9cm" svg:y="16.7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404cm" svg:height="0.182cm" svg:x="12.281cm" svg:y="16.696cm">
              <text:p/>
              <draw:enhanced-geometry svg:viewBox="0 0 21600 21600" draw:type="rectangle" draw:enhanced-path="M 0 0 L 21600 0 21600 21600 0 21600 0 0 Z N"/>
            </draw:custom-shape>
            <draw:line draw:style-name="gr15" draw:text-style-name="P1" draw:layer="layout" svg:x1="12.277cm" svg:y1="16.783cm" svg:x2="12.531cm" svg:y2="16.783cm">
              <text:p/>
            </draw:line>
          </draw:g>
          <draw:line draw:style-name="gr16" draw:text-style-name="P1" draw:layer="layout" svg:x1="12.472cm" svg:y1="16.454cm" svg:x2="12.464cm" svg:y2="15.819cm">
            <text:p/>
          </draw:line>
          <draw:custom-shape draw:style-name="gr17" draw:text-style-name="P1" draw:layer="layout" svg:width="2.54cm" svg:height="0.635cm" svg:x="11.062cm" svg:y="15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14.03cm" svg:y1="14.329cm" svg:x2="14.654cm" svg:y2="14.97cm">
            <text:p/>
          </draw:line>
          <draw:custom-shape draw:style-name="gr8" draw:text-style-name="P1" draw:layer="layout" svg:width="2.54cm" svg:height="0.635cm" svg:x="14.06cm" svg:y="16.6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2.54cm" svg:height="0.635cm" svg:x="14.061cm" svg:y="14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2.54cm" svg:height="0.937cm" svg:x="14.06cm" svg:y="15.97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2.54cm" svg:height="0.635cm" svg:x="14.061cm" svg:y="15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14.06cm" svg:y1="15.147cm" svg:x2="14.06cm" svg:y2="16.977cm">
            <text:p/>
          </draw:line>
          <draw:line draw:style-name="gr12" draw:text-style-name="P1" draw:layer="layout" svg:x1="16.6cm" svg:y1="15.147cm" svg:x2="16.6cm" svg:y2="16.977cm">
            <text:p/>
          </draw:line>
          <draw:line draw:style-name="gr13" draw:text-style-name="P1" draw:layer="layout" svg:x1="15.168cm" svg:y1="16.451cm" svg:x2="15.168cm" svg:y2="15.816cm">
            <text:p/>
          </draw:line>
          <draw:g>
            <draw:custom-shape draw:style-name="gr5" draw:text-style-name="P1" draw:layer="layout" svg:width="0.762cm" svg:height="0.326cm" svg:x="14.949cm" svg:y="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404cm" svg:height="0.182cm" svg:x="15.33cm" svg:y="14.945cm">
              <text:p/>
              <draw:enhanced-geometry svg:viewBox="0 0 21600 21600" draw:type="rectangle" draw:enhanced-path="M 0 0 L 21600 0 21600 21600 0 21600 0 0 Z N"/>
            </draw:custom-shape>
            <draw:line draw:style-name="gr7" draw:text-style-name="P1" draw:layer="layout" svg:x1="15.326cm" svg:y1="15.032cm" svg:x2="15.58cm" svg:y2="15.032cm">
              <text:p/>
            </draw:line>
          </draw:g>
          <draw:g>
            <draw:custom-shape draw:style-name="gr14" draw:text-style-name="P1" draw:layer="layout" svg:width="0.762cm" svg:height="0.326cm" svg:x="14.9cm" svg:y="16.7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404cm" svg:height="0.182cm" svg:x="15.281cm" svg:y="16.696cm">
              <text:p/>
              <draw:enhanced-geometry svg:viewBox="0 0 21600 21600" draw:type="rectangle" draw:enhanced-path="M 0 0 L 21600 0 21600 21600 0 21600 0 0 Z N"/>
            </draw:custom-shape>
            <draw:line draw:style-name="gr15" draw:text-style-name="P1" draw:layer="layout" svg:x1="15.277cm" svg:y1="16.783cm" svg:x2="15.531cm" svg:y2="16.783cm">
              <text:p/>
            </draw:line>
          </draw:g>
          <draw:line draw:style-name="gr16" draw:text-style-name="P1" draw:layer="layout" svg:x1="15.472cm" svg:y1="16.454cm" svg:x2="15.464cm" svg:y2="15.819cm">
            <text:p/>
          </draw:line>
          <draw:custom-shape draw:style-name="gr17" draw:text-style-name="P1" draw:layer="layout" svg:width="2.54cm" svg:height="0.635cm" svg:x="14.062cm" svg:y="15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3:54:46.373599121</meta:creation-date>
    <dc:date>2015-12-14T15:46:08.581218290</dc:date>
    <meta:editing-duration>PT23H11M22S</meta:editing-duration>
    <meta:editing-cycles>8</meta:editing-cycles>
    <meta:generator>LibreOffice/4.2.8.2$Linux_X86_64 LibreOffice_project/420m0$Build-2</meta:generator>
    <meta:document-statistic meta:object-count="96"/>
  </office:meta>
</office:document-meta>
</file>